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5fdfb" officeooo:paragraph-rsid="0005fdfb"/>
    </style:style>
    <style:style style:name="T1" style:family="text">
      <style:text-properties officeooo:rsid="0006ca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tionality:</text:p>
      <text:p text:style-name="Standard">Languages spoken:</text:p>
      <text:p text:style-name="Standard">Age:</text:p>
      <text:p text:style-name="Standard">Education subjects (school, university):</text:p>
      <text:p text:style-name="Standard">Driving license? [y/n]:</text:p>
      <text:p text:style-name="Standard">Wife or children? [y/n]:</text:p>
      <text:p text:style-name="Standard"/>
      <text:p text:style-name="Standard">What is your experience?</text:p>
      <text:p text:style-name="Standard"/>
      <text:p text:style-name="Standard">What is your current and previous work or projects?</text:p>
      <text:p text:style-name="Standard"/>
      <text:p text:style-name="Standard">What other fields of knowledge are you proficient in?</text:p>
      <text:p text:style-name="Standard"/>
      <text:p text:style-name="Standard">What pastimes do you engage in such as sports, music, arts?</text:p>
      <text:p text:style-name="Standard"/>
      <text:p text:style-name="Standard">What is your motivation for joining?</text:p>
      <text:p text:style-name="Standard"/>
      <text:p text:style-name="Standard">If you’re a programmer, list the top 3 languages you know the best:</text:p>
      <text:p text:style-name="Standard"/>
      <text:p text:style-name="Standard">What is your vision of society?</text:p>
      <text:p text:style-name="Standard"/>
      <text:p text:style-name="Standard">How do you see the potential of technology?</text:p>
      <text:p text:style-name="Standard"/>
      <text:p text:style-name="P1">How long are you willing to <text:span text:style-name="T1">come</text:span> here <text:span text:style-name="T1">for</text:span>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1:10:52.724857015</meta:creation-date>
    <dc:date>2019-03-25T23:16:26.946993157</dc:date>
    <meta:editing-duration>PT3M39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15" meta:word-count="90" meta:character-count="526" meta:non-whitespace-character-count="451"/>
  </office:meta>
</office:document-meta>
</file>